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bold" style:font-weight-complex="normal"/>
    </style:style>
    <style:style style:name="T7" style:family="text">
      <style:text-properties fo:language="en" fo:country="GB" fo:font-weight="normal" style:font-weight-asian="normal" style:font-weight-complex="normal"/>
    </style:style>
    <style:style style:name="T8" style:family="text">
      <style:text-properties style:text-underline-style="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ation Instructions</text:h>
      <text:p text:style-name="Text_20_body">Download the latest installer from <text:a xlink:type="simple" xlink:href="http://www.clamwin.com/">www.clamwin.com</text:a>. Close all running programs (especially Outlook and ClamWin), then double-click on the downloaded file to run it. If you already have a copy of ClamWin installed, you can upgrade it by simply running the installer for a later version, and installing on top of the existing version.</text:p>
      <text:p text:style-name="Text_20_body">After clicking <text:span text:style-name="T1">N</text:span><text:span text:style-name="T2">ext</text:span><text:span text:style-name="T3"> on the intial screen, the licence terms will be displayed. </text:span>This program is released under the GNU General Public License. You must agree to the terms of this licence to use this program. The installation program will also install binary files from <text:s/>Clam Anti-Virus (<text:a xlink:type="simple" xlink:href="http://www.clamav.net/" office:name="Clam Anti-Virus home page" office:target-frame-name="_top" xlink:show="replace">www.clamav.net</text:a>), which is also distributed under the GNU General Public License.</text:p>
      <text:p text:style-name="Text_20_body">On the next screen the installer will ask you whether you want to make ClamWin available to every user of the computer, or just to you. <text:s/>The recommended setting here is “Anyone who uses this computer”.</text:p>
      <text:p text:style-name="Text_20_body">Next, you will be asked where you would like ClamWin to be installed. The default option is sensible, and you should only change it if you have a particular reason to do so.</text:p>
      <text:p text:style-name="Text_20_body">Next, you will be asked which parts of the program to install.</text:p>
      <text:p text:style-name="Text_20_body">Two selections (ClamAV Files and ClamWin Files) are greyed out and cannot be de-selected. This is because these files are essential for the program's correct operation. The other options are as follows:</text:p>
      <text:p text:style-name="P1">Integration with Windows Explorer<text:span text:style-name="T4">: If this option is selected, an extra option is added to Windows Explorer's right-click menu, allowing files to be scanned quickly and easily.</text:span></text:p>
      <text:p text:style-name="Text_20_body"><text:span text:style-name="T5">Integration with Microsoft Outlook</text:span><text:span text:style-name="T4">: If this option is selected, an Outlook add-in will be installed, which will check all incoming and outgoing e-mails for viruses automatically. Note that t</text:span><text:span text:style-name="T6">his option will only appear if Microsoft Outlook (not Outlook Express) is installed.</text:span></text:p>
      <text:p text:style-name="Text_20_body"><text:span text:style-name="T5">International Help Files</text:span><text:span text:style-name="T6">: This section has sub-sections for different languages. Although ClamWin is not yet available in localised versions, members of the community have provided translations of the help files and/or manual. Selecting the relevant languages in this section will install these translated help files/manuals.</text:span></text:p>
      <text:p text:style-name="P1">Download Source Code<text:span text:style-name="T4">: If this option is selected, the program's source code will be automatically downloaded from the Internet. The source code is not </text:span><text:span text:style-name="T7">necessary</text:span><text:span text:style-name="T4"> for a normal installation, but may be of interest or use to programmers.</text:span></text:p>
      <text:p text:style-name="P2">Next, you will be asked which Start Menu folder ClamWin's icons should be placed in. By default, a new folder named <text:span text:style-name="T5">ClamWin Antivirus</text:span> will be created, and the icons placed in that.</text:p>
      <text:p text:style-name="P2">The next screen asks if you would like to download virus database files as soon as the program is installed. It is a good idea to update the virus database files as soon as possible. This screen also gives you the option to have a shortcut icon placed on the desktop.</text:p>
      <text:p text:style-name="P2">The last screen displays a summary of the options that have been selected. To install ClamWin with the selected options, click <text:span text:style-name="T1">I</text:span><text:span text:style-name="T2">nstall</text:span><text:span text:style-name="T8">. To go back and change some options, click </text:span><text:span text:style-name="T2">&lt; </text:span><text:span text:style-name="T1">B</text:span><text:span text:style-name="T2">ack</text:span><text:span text:style-name="T8">.</text:span></text:p>
      <text:p text:style-name="Text_20_body"><text:span text:style-name="T3">If you selected </text:span><text:span text:style-name="T2">Download Source Code</text:span><text:span text:style-name="T3"> or </text:span><text:span text:style-name="T2">Download Virus Database Files</text:span><text:span text:style-name="T3">, this will be done once the program is installed. You will need to be connected to the Internet.</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Monospace" style:family="paragraph" style:parent-style-name="Text_20_body" style:next-style-name="Text_20_body" style:master-page-name="">
      <style:text-properties style:font-name="Courier New" fo:font-size="11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4-04-29T21:49:04</meta:creation-date>
    <dc:creator>Peter Budts</dc:creator>
    <dc:date>2006-05-07T18:49:34</dc:date>
    <dc:language>en-GB</dc:language>
    <meta:editing-cycles>26</meta:editing-cycles>
    <meta:editing-duration>PT48M6S</meta:editing-duration>
    <meta:user-defined meta:name="Info 1"/>
    <meta:user-defined meta:name="Info 2"/>
    <meta:user-defined meta:name="Info 3"/>
    <meta:user-defined meta:name="Info 4"/>
    <meta:document-statistic meta:table-count="0" meta:image-count="0" meta:object-count="0" meta:page-count="1" meta:paragraph-count="15" meta:word-count="529" meta:character-count="3167"/>
  </office:meta>
</office:document-meta>
</file>